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WenQuanYi Micro Hei" svg:font-family="'WenQuanYi Micro Hei'" style:font-family-generic="swiss" style:font-pitch="variable"/>
    <style:font-face style:name="DejaVu Sans2" svg:font-family="'DejaVu San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638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0.981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0.6945in"/>
    </style:style>
    <style:style style:name="co6" style:family="table-column">
      <style:table-column-properties fo:break-before="auto" style:column-width="1.6138in"/>
    </style:style>
    <style:style style:name="co7" style:family="table-column">
      <style:table-column-properties fo:break-before="auto" style:column-width="1.0335in"/>
    </style:style>
    <style:style style:name="co8" style:family="table-column">
      <style:table-column-properties fo:break-before="auto" style:column-width="1.2728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4.036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6516in"/>
    </style:style>
    <style:style style:name="co14" style:family="table-column">
      <style:table-column-properties fo:break-before="auto" style:column-width="1.6898in"/>
    </style:style>
    <style:style style:name="co15" style:family="table-column">
      <style:table-column-properties fo:break-before="auto" style:column-width="0.9799in"/>
    </style:style>
    <style:style style:name="co16" style:family="table-column">
      <style:table-column-properties fo:break-before="auto" style:column-width="1.1673in"/>
    </style:style>
    <style:style style:name="co17" style:family="table-column">
      <style:table-column-properties fo:break-before="auto" style:column-width="0.6984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41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zh" number:country="TW">
      <number:number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a3935" style:text-outline="false" style:text-line-through-style="none" style:font-name="DejaVu Sans1" fo:font-size="12pt" fo:language="zxx" fo:country="none" fo:font-style="normal" fo:text-shadow="none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54pt solid #000000" style:rotation-align="none"/>
      <style:text-properties fo:color="#ff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="0.54pt solid #000000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54pt solid #000000" style:rotation-align="none"/>
      <style:paragraph-properties fo:text-align="end" fo:margin-left="0in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" style:family="table-cell" style:parent-style-name="Default" style:data-style-name="N0"/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121"/>
    <style:style style:name="ce15" style:family="table-cell" style:parent-style-name="Default" style:data-style-name="N177"/>
    <style:style style:name="ce16" style:family="table-cell" style:parent-style-name="Default">
      <style:text-properties style:font-name="Nimbus Sans L" style:font-name-asian="DejaVu Sans2" style:font-name-complex="DejaVu Sans2"/>
    </style:style>
    <style:style style:name="ce17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50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MECH_SPEC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及仁科技鑽孔攻牙實驗平台</text:p>
          </table:table-cell>
          <table:covered-table-cell table:number-columns-repeated="3" table:style-name="ce2"/>
          <table:table-cell table:style-name="ce11" table:number-columns-repeated="1020"/>
        </table:table-row>
        <table:table-row table:style-name="ro1">
          <table:table-cell table:style-name="ce2" office:value-type="string">
            <text:p>分類</text:p>
          </table:table-cell>
          <table:table-cell table:style-name="ce2" office:value-type="string">
            <text:p>項目</text:p>
          </table:table-cell>
          <table:table-cell table:style-name="ce2" office:value-type="string">
            <text:p>數值</text:p>
          </table:table-cell>
          <table:table-cell table:style-name="ce2" office:value-type="string">
            <text:p>單位</text:p>
          </table:table-cell>
          <table:table-cell table:style-name="ce11" table:number-columns-repeated="1020"/>
        </table:table-row>
        <table:table-row table:style-name="ro2">
          <table:table-cell table:style-name="ce3"/>
          <table:table-cell table:style-name="ce3" office:value-type="string">
            <text:p>X軸長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Y軸長 (雙Y)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長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HOME-SENSOR 座標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Z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11" table:number-columns-repeated="1020"/>
        </table:table-row>
        <table:table-row table:style-name="ro2">
          <table:table-cell table:style-name="ce3" office:value-type="string">
            <text:p>X軸</text:p>
          </table:table-cell>
          <table:table-cell table:style-name="ce3"/>
          <table:table-cell table:style-name="ce7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51200*2" office:value-type="float" office:value="102400">
            <text:p>1024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Y軸 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51200*2" office:value-type="float" office:value="102400">
            <text:p>1024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Z軸 (升降部)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無減速機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25000*2" office:value-type="float" office:value="50000">
            <text:p>50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正極限(最高點)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2"/>
          <table:table-cell table:number-columns-repeated="1019"/>
        </table:table-row>
        <table:table-row table:style-name="ro2">
          <table:table-cell table:style-name="ce3"/>
          <table:table-cell table:style-name="ce3" office:value-type="string">
            <text:p>Z軸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主軸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</text:p>
          </table:table-cell>
          <table:table-cell table:style-name="ce9" table:formula="of:=3/2" office:value-type="float" office:value="1.5">
            <text:p>1.5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主軸每轉行程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v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10000">
            <text:p>10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主軸正極限</text:p>
          </table:table-cell>
          <table:table-cell table:style-name="ce10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3"/>
          <table:table-cell table:style-name="ce3" office:value-type="string">
            <text:p>主軸負極限</text:p>
          </table:table-cell>
          <table:table-cell table:style-name="ce10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.ini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/>
          <table:table-cell table:style-name="ce13" office:value-type="string">
            <text:p>JOINT_0 (X)</text:p>
          </table:table-cell>
          <table:table-cell table:style-name="ce13" office:value-type="string">
            <text:p>JOINT_1 (Y)</text:p>
          </table:table-cell>
          <table:table-cell table:style-name="ce13" office:value-type="string">
            <text:p>JOINT_2 (Z)</text:p>
          </table:table-cell>
          <table:table-cell table:style-name="ce13" office:value-type="string">
            <text:p>JOINT_3 (S)</text:p>
          </table:table-cell>
          <table:table-cell table:style-name="ce13" office:value-type="string">
            <text:p>Pulse_limit</text:p>
          </table:table-cell>
          <table:table-cell/>
        </table:table-row>
        <table:table-row table:style-name="ro3">
          <table:table-cell office:value-type="string">
            <text:p>max pulse per sec</text:p>
          </table:table-cell>
          <table:table-cell table:formula="of:=[.B3]*5" office:value-type="float" office:value="512000">
            <text:p>512000</text:p>
          </table:table-cell>
          <table:table-cell table:formula="of:=[.C3]*5" office:value-type="float" office:value="512000">
            <text:p>512000</text:p>
          </table:table-cell>
          <table:table-cell table:formula="of:=[.D3]*5" office:value-type="float" office:value="250000">
            <text:p>250000</text:p>
          </table:table-cell>
          <table:table-cell table:formula="of:=[.E3]*50" office:value-type="float" office:value="500000">
            <text:p>500000</text:p>
          </table:table-cell>
          <table:table-cell table:formula="of:=1000/0.65536*8192" office:value-type="float" office:value="12500000">
            <text:p>12500000</text:p>
          </table:table-cell>
          <table:table-cell/>
        </table:table-row>
        <table:table-row table:style-name="ro4">
          <table:table-cell office:value-type="string">
            <text:p>pulse per rev</text:p>
          </table:table-cell>
          <table:table-cell table:formula="of:=[MECH_SPEC.C14]" office:value-type="float" office:value="102400">
            <text:p>102400</text:p>
          </table:table-cell>
          <table:table-cell table:formula="of:=[MECH_SPEC.C21]" office:value-type="float" office:value="102400">
            <text:p>102400</text:p>
          </table:table-cell>
          <table:table-cell table:formula="of:=[MECH_SPEC.C28]" office:value-type="float" office:value="50000">
            <text:p>50000</text:p>
          </table:table-cell>
          <table:table-cell table:formula="of:=[MECH_SPEC.C36]" office:value-type="float" office:value="10000">
            <text:p>10000</text:p>
          </table:table-cell>
          <table:table-cell office:value-type="string">
            <text:p>step_len (ns)</text:p>
          </table:table-cell>
          <table:table-cell/>
        </table:table-row>
        <table:table-row table:style-name="ro3">
          <table:table-cell office:value-type="string">
            <text:p>gear ratio</text:p>
          </table:table-cell>
          <table:table-cell table:formula="of:=[MECH_SPEC.C12]" office:value-type="float" office:value="1">
            <text:p>1</text:p>
          </table:table-cell>
          <table:table-cell table:formula="of:=[MECH_SPEC.C19]" office:value-type="float" office:value="1">
            <text:p>1</text:p>
          </table:table-cell>
          <table:table-cell table:formula="of:=[MECH_SPEC.C26]" office:value-type="float" office:value="1">
            <text:p>1</text:p>
          </table:table-cell>
          <table:table-cell table:formula="of:=[MECH_SPEC.C34]" office:value-type="float" office:value="1.5">
            <text:p>1.5</text:p>
          </table:table-cell>
          <table:table-cell table:formula="of:=10^9/[.F2]" office:value-type="float" office:value="80">
            <text:p>80</text:p>
          </table:table-cell>
          <table:table-cell/>
        </table:table-row>
        <table:table-row table:style-name="ro3">
          <table:table-cell office:value-type="string">
            <text:p>unit per rev</text:p>
          </table:table-cell>
          <table:table-cell table:formula="of:=[MECH_SPEC.C13]" office:value-type="float" office:value="2">
            <text:p>2</text:p>
          </table:table-cell>
          <table:table-cell table:formula="of:=[MECH_SPEC.C20]" office:value-type="float" office:value="2">
            <text:p>2</text:p>
          </table:table-cell>
          <table:table-cell table:style-name="ce16" table:formula="of:=[MECH_SPEC.C20]" office:value-type="float" office:value="2">
            <text:p>2</text:p>
          </table:table-cell>
          <table:table-cell table:style-name="ce16" table:formula="of:=[MECH_SPEC.C35]"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table:number-columns-repeated="4" table:style-name="ce13" office:value-type="string">
            <text:p>(mm/sec)</text:p>
          </table:table-cell>
          <table:table-cell table:number-columns-repeated="2"/>
        </table:table-row>
        <table:table-row table:style-name="ro3">
          <table:table-cell office:value-type="string">
            <text:p>INPUT_SCALE</text:p>
          </table:table-cell>
          <table:table-cell table:style-name="ce14" table:formula="of:=[.B3]/([.B5]/[.B4])" office:value-type="float" office:value="51200">
            <text:p>51200.00000</text:p>
          </table:table-cell>
          <table:table-cell table:style-name="ce14" table:formula="of:=[.C3]/([.C5]/[.C4])" office:value-type="float" office:value="51200">
            <text:p>51200.00000</text:p>
          </table:table-cell>
          <table:table-cell table:style-name="ce14" table:formula="of:=[.D3]/([.D5]/[.D4])" office:value-type="float" office:value="25000">
            <text:p>25000.00000</text:p>
          </table:table-cell>
          <table:table-cell table:style-name="ce14" table:formula="of:=[.E3]/([.E5]/[.E4])" office:value-type="float" office:value="15000">
            <text:p>15000.00000</text:p>
          </table:table-cell>
          <table:table-cell table:number-columns-repeated="2"/>
        </table:table-row>
        <table:table-row table:style-name="ro3">
          <table:table-cell office:value-type="string">
            <text:p>MAX_VELOCITY</text:p>
          </table:table-cell>
          <table:table-cell table:formula="of:=[.B2]/[.B7]" office:value-type="float" office:value="10">
            <text:p>10</text:p>
          </table:table-cell>
          <table:table-cell table:formula="of:=[.C2]/[.C7]" office:value-type="float" office:value="10">
            <text:p>10</text:p>
          </table:table-cell>
          <table:table-cell table:formula="of:=[.D2]/[.D7]" office:value-type="float" office:value="10">
            <text:p>10</text:p>
          </table:table-cell>
          <table:table-cell table:formula="of:=[.E2]/[.E7]" office:value-type="float" office:value="33.3333333333333">
            <text:p>33.33</text:p>
          </table:table-cell>
          <table:table-cell table:number-columns-repeated="2"/>
        </table:table-row>
        <table:table-row table:style-name="ro3">
          <table:table-cell office:value-type="string">
            <text:p>機構速度上限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0">
            <text:p>200</text:p>
          </table:table-cell>
          <table:table-cell table:number-columns-repeated="2"/>
        </table:table-row>
        <table:table-row table:style-name="ro3">
          <table:table-cell office:value-type="string">
            <text:p>MAX_ACCEL</text:p>
          </table:table-cell>
          <table:table-cell table:formula="of:=[.B8]*3.5" office:value-type="float" office:value="35">
            <text:p>35</text:p>
          </table:table-cell>
          <table:table-cell table:formula="of:=[.C8]*3.5" office:value-type="float" office:value="35">
            <text:p>35</text:p>
          </table:table-cell>
          <table:table-cell table:formula="of:=[.D8]*3.5" office:value-type="float" office:value="35">
            <text:p>35</text:p>
          </table:table-cell>
          <table:table-cell table:formula="of:=[.E8]*3.5" office:value-type="float" office:value="116.666666666667">
            <text:p>116.67</text:p>
          </table:table-cell>
          <table:table-cell table:number-columns-repeated="2"/>
        </table:table-row>
        <table:table-row table:style-name="ro3">
          <table:table-cell office:value-type="string">
            <text:p>MAX_JERK</text:p>
          </table:table-cell>
          <table:table-cell table:formula="of:=[.B10]*5" office:value-type="float" office:value="175">
            <text:p>175</text:p>
          </table:table-cell>
          <table:table-cell table:formula="of:=[.C10]*5" office:value-type="float" office:value="175">
            <text:p>175</text:p>
          </table:table-cell>
          <table:table-cell table:formula="of:=[.D10]*5" office:value-type="float" office:value="175">
            <text:p>175</text:p>
          </table:table-cell>
          <table:table-cell table:formula="of:=[.E10]*5" office:value-type="float" office:value="583.333333333333">
            <text:p>583.33</text:p>
          </table:table-cell>
          <table:table-cell table:number-columns-repeated="2"/>
        </table:table-row>
        <table:table-row table:style-name="ro4">
          <table:table-cell office:value-type="string">
            <text:p>max_pulse/bp</text:p>
          </table:table-cell>
          <table:table-cell table:formula="of:=[.B2]/(1000/0.65536)" office:value-type="float" office:value="335.54432">
            <text:p>335.54</text:p>
          </table:table-cell>
          <table:table-cell table:formula="of:=[.C2]/(1000/0.65536)" office:value-type="float" office:value="335.54432">
            <text:p>335.54</text:p>
          </table:table-cell>
          <table:table-cell table:formula="of:=[.D2]/(1000/0.65536)" office:value-type="float" office:value="163.84">
            <text:p>163.84</text:p>
          </table:table-cell>
          <table:table-cell table:formula="of:=[.E2]/(1000/0.65536)" office:value-type="float" office:value="327.68">
            <text:p>327.68</text:p>
          </table:table-cell>
          <table:table-cell table:number-columns-repeated="2"/>
        </table:table-row>
        <table:table-row table:style-name="ro3">
          <table:table-cell/>
          <table:table-cell table:number-columns-repeated="3"/>
          <table:table-cell table:number-columns-repeated="3"/>
        </table:table-row>
        <table:table-row table:style-name="ro3">
          <table:table-cell office:value-type="string">
            <text:p>HOMING_VEL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HOMING_PPS</text:p>
          </table:table-cell>
          <table:table-cell table:formula="of:=[.B14]*[.B7]" office:value-type="float" office:value="512000">
            <text:p>512000</text:p>
          </table:table-cell>
          <table:table-cell table:formula="of:=[.C14]*[.C7]" office:value-type="float" office:value="512000">
            <text:p>512000</text:p>
          </table:table-cell>
          <table:table-cell table:formula="of:=[.D14]*[.D7]" office:value-type="float" office:value="375000">
            <text:p>375000</text:p>
          </table:table-cell>
          <table:table-cell table:formula="of:=[.E14]*[.E7]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HOMING_T(ns)</text:p>
          </table:table-cell>
          <table:table-cell table:formula="of:=1000000000/[.B15]" office:value-type="float" office:value="1953.125">
            <text:p>1953.13</text:p>
          </table:table-cell>
          <table:table-cell table:formula="of:=1000000000/[.C15]" office:value-type="float" office:value="1953.125">
            <text:p>1953.13</text:p>
          </table:table-cell>
          <table:table-cell table:formula="of:=1000000000/[.D15]" office:value-type="float" office:value="2666.66666666667">
            <text:p>2666.67</text:p>
          </table:table-cell>
          <table:table-cell table:formula="of:=1000000000/[.E15]" office:value-type="float" office:value="0">
            <text:p>#DIV/0!</text:p>
          </table:table-cell>
          <table:table-cell table:number-columns-repeated="2"/>
        </table:table-row>
        <table:table-row table:style-name="ro4">
          <table:table-cell office:value-type="string">
            <text:p>SPI_DIO 更新週期條件：HOMING_T &gt; 2*SPI_DIO_T</text:p>
          </table:table-cell>
          <table:table-cell table:number-columns-repeated="6"/>
        </table:table-row>
        <table:table-row table:style-name="ro4">
          <table:table-cell office:value-type="string">
            <text:p>SPI_DIO_T(ns)</text:p>
          </table:table-cell>
          <table:table-cell table:formula="of:=40*([.B19]+1)*2*35" office:value-type="float" office:value="11200">
            <text:p>11200</text:p>
          </table:table-cell>
          <table:table-cell table:formula="of:=40*([.C19]+1)*2*35" office:value-type="float" office:value="11200">
            <text:p>11200</text:p>
          </table:table-cell>
          <table:table-cell table:formula="of:=40*([.D19]+1)*2*35" office:value-type="float" office:value="11200">
            <text:p>11200</text:p>
          </table:table-cell>
          <table:table-cell table:formula="of:=40*([.E19]+1)*2*35" office:value-type="float" office:value="11200">
            <text:p>11200</text:p>
          </table:table-cell>
          <table:table-cell table:number-columns-repeated="2"/>
        </table:table-row>
        <table:table-row table:style-name="ro3">
          <table:table-cell office:value-type="string">
            <text:p>SPI_SCK_DIV</text:p>
          </table:table-cell>
          <table:table-cell table:number-columns-repeated="4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SPI_SCK_F (MHz)</text:p>
          </table:table-cell>
          <table:table-cell table:formula="of:=1000/(40*([.B19]+1)*2)" office:value-type="float" office:value="3.125">
            <text:p>3.13</text:p>
          </table:table-cell>
          <table:table-cell table:formula="of:=1000/(40*([.C19]+1)*2)" office:value-type="float" office:value="3.125">
            <text:p>3.13</text:p>
          </table:table-cell>
          <table:table-cell table:formula="of:=1000/(40*([.D19]+1)*2)" office:value-type="float" office:value="3.125">
            <text:p>3.13</text:p>
          </table:table-cell>
          <table:table-cell table:formula="of:=1000/(40*([.E19]+1)*2)" office:value-type="float" office:value="3.125">
            <text:p>3.13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RISC PARAM</text:p>
          </table:table-cell>
          <table:table-cell table:number-columns-repeated="6"/>
        </table:table-row>
        <table:table-row table:style-name="ro3">
          <table:table-cell office:value-type="string">
            <text:p>MO</text:p>
          </table:table-cell>
          <table:table-cell table:formula="of:=[.B7]*[.B8]*0.00065536" office:value-type="float" office:value="335.54432">
            <text:p>335.54</text:p>
          </table:table-cell>
          <table:table-cell table:formula="of:=[.C7]*[.C8]*0.00065536" office:value-type="float" office:value="335.54432">
            <text:p>335.54</text:p>
          </table:table-cell>
          <table:table-cell table:formula="of:=[.D7]*[.D8]*0.00065536" office:value-type="float" office:value="163.84">
            <text:p>163.84</text:p>
          </table:table-cell>
          <table:table-cell table:formula="of:=[.E7]*[.E8]*0.00065536" office:value-type="float" office:value="327.68">
            <text:p>327.68</text:p>
          </table:table-cell>
          <table:table-cell table:number-columns-repeated="2"/>
        </table:table-row>
        <table:table-row table:style-name="ro3" table:number-rows-repeated="3">
          <table:table-cell table:number-columns-repeated="7"/>
        </table:table-row>
        <table:table-row table:style-name="ro3">
          <table:table-cell/>
          <table:table-cell office:value-type="string">
            <text:p>MIN_LIMIT</text:p>
          </table:table-cell>
          <table:table-cell office:value-type="string">
            <text:p>HOME_OFFSET</text:p>
          </table:table-cell>
          <table:table-cell table:number-columns-repeated="2" office:value-type="string">
            <text:p>MAX_LIMIT</text:p>
          </table:table-cell>
          <table:table-cell office:value-type="string">
            <text:p>DIMENTION</text:p>
          </table:table-cell>
          <table:table-cell/>
        </table:table-row>
        <table:table-row table:style-name="ro4">
          <table:table-cell office:value-type="string">
            <text:p>JOINT_0 original</text:p>
          </table:table-cell>
          <table:table-cell table:style-name="ce15" office:value-type="float" office:value="-114.174">
            <text:p>-114.174</text:p>
          </table:table-cell>
          <table:table-cell table:style-name="ce15" office:value-type="float" office:value="10">
            <text:p>10.000</text:p>
          </table:table-cell>
          <table:table-cell table:number-columns-repeated="2" table:style-name="ce15" office:value-type="float" office:value="29.48">
            <text:p>29.480</text:p>
          </table:table-cell>
          <table:table-cell/>
          <table:table-cell office:value-type="string">
            <text:p>+/- 極限座標 after power up, HOME-to-SWITCH offset</text:p>
          </table:table-cell>
        </table:table-row>
        <table:table-row table:style-name="ro4">
          <table:table-cell office:value-type="string">
            <text:p>JOINT_0 w/o offset</text:p>
          </table:table-cell>
          <table:table-cell table:style-name="ce15" office:value-type="float" office:value="-113">
            <text:p>-113.000</text:p>
          </table:table-cell>
          <table:table-cell table:style-name="ce15" table:formula="of:=[.B29]+[.C28]" office:value-type="float" office:value="-103">
            <text:p>-103.000</text:p>
          </table:table-cell>
          <table:table-cell table:number-columns-repeated="2" table:style-name="ce15" office:value-type="float" office:value="28">
            <text:p>28.000</text:p>
          </table:table-cell>
          <table:table-cell/>
          <table:table-cell office:value-type="string">
            <text:p>稍縮減 +/- 極限的範圍，並設定HOME所在位置的座標</text:p>
          </table:table-cell>
        </table:table-row>
        <table:table-row table:style-name="ro4">
          <table:table-cell office:value-type="string">
            <text:p>JOINT_0 w/ offset</text:p>
          </table:table-cell>
          <table:table-cell table:style-name="ce15" table:formula="of:=[.B29]-[.C29]" office:value-type="float" office:value="-10">
            <text:p>-10.000</text:p>
          </table:table-cell>
          <table:table-cell table:style-name="ce15" table:formula="of:=[.B30] - (([.B29]-[.B28]) + ([.D28]-[.D29]))/2" office:value-type="float" office:value="-11.327">
            <text:p>-11.327</text:p>
          </table:table-cell>
          <table:table-cell table:style-name="ce15" table:formula="of:=[.D29]-[.C29]" office:value-type="float" office:value="131">
            <text:p>131.000</text:p>
          </table:table-cell>
          <table:table-cell table:style-name="ce15" table:formula="of:=[.E29]-[.D29]" office:value-type="float" office:value="0">
            <text:p>0.000</text:p>
          </table:table-cell>
          <table:table-cell table:formula="of:=[.D30]-[.B30]" office:value-type="float" office:value="141">
            <text:p>141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5" table:number-columns-repeated="4"/>
          <table:table-cell table:number-columns-repeated="2"/>
        </table:table-row>
        <table:table-row table:style-name="ro4">
          <table:table-cell office:value-type="string">
            <text:p>JOINT_1 original</text:p>
          </table:table-cell>
          <table:table-cell table:style-name="ce15" office:value-type="float" office:value="-52.066">
            <text:p>-52.066</text:p>
          </table:table-cell>
          <table:table-cell table:style-name="ce15" office:value-type="float" office:value="10">
            <text:p>10.000</text:p>
          </table:table-cell>
          <table:table-cell table:number-columns-repeated="2" table:style-name="ce15" office:value-type="float" office:value="117.669">
            <text:p>117.669</text:p>
          </table:table-cell>
          <table:table-cell/>
          <table:table-cell office:value-type="string">
            <text:p>+/- 極限座標 after power up, HOME-to-SWITCH offset</text:p>
          </table:table-cell>
        </table:table-row>
        <table:table-row table:style-name="ro4">
          <table:table-cell office:value-type="string">
            <text:p>JOINT_1 w/o offset</text:p>
          </table:table-cell>
          <table:table-cell table:style-name="ce15" office:value-type="float" office:value="-51">
            <text:p>-51.000</text:p>
          </table:table-cell>
          <table:table-cell table:style-name="ce15" table:formula="of:=[.B33]+[.C32]" office:value-type="float" office:value="-41">
            <text:p>-41.000</text:p>
          </table:table-cell>
          <table:table-cell table:number-columns-repeated="2" table:style-name="ce15" office:value-type="float" office:value="116">
            <text:p>116.000</text:p>
          </table:table-cell>
          <table:table-cell/>
          <table:table-cell office:value-type="string">
            <text:p>稍縮減 +/- 極限的範圍，並設定HOME所在位置的座標</text:p>
          </table:table-cell>
        </table:table-row>
        <table:table-row table:style-name="ro4">
          <table:table-cell office:value-type="string">
            <text:p>JOINT_1 w/ offset</text:p>
          </table:table-cell>
          <table:table-cell table:style-name="ce15" table:formula="of:=[.B33]-[.C33]" office:value-type="float" office:value="-10">
            <text:p>-10.000</text:p>
          </table:table-cell>
          <table:table-cell table:style-name="ce15" table:formula="of:=[.B34] - (([.B33]-[.B32]) + ([.D32]-[.D33]))/2" office:value-type="float" office:value="-11.3675">
            <text:p>-11.368</text:p>
          </table:table-cell>
          <table:table-cell table:style-name="ce15" table:formula="of:=[.D33]-[.C33]" office:value-type="float" office:value="157">
            <text:p>157.000</text:p>
          </table:table-cell>
          <table:table-cell table:style-name="ce15" table:formula="of:=[.E33]-[.D33]" office:value-type="float" office:value="0">
            <text:p>0.000</text:p>
          </table:table-cell>
          <table:table-cell table:formula="of:=[.D34]-[.B34]" office:value-type="float" office:value="167">
            <text:p>167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5" table:number-columns-repeated="4"/>
          <table:table-cell table:number-columns-repeated="2"/>
        </table:table-row>
        <table:table-row table:style-name="ro4">
          <table:table-cell office:value-type="string">
            <text:p>JOINT_2 original</text:p>
          </table:table-cell>
          <table:table-cell table:style-name="ce15" office:value-type="float" office:value="-94.249">
            <text:p>-94.249</text:p>
          </table:table-cell>
          <table:table-cell table:style-name="ce15" office:value-type="float" office:value="10">
            <text:p>10.000</text:p>
          </table:table-cell>
          <table:table-cell table:number-columns-repeated="2" table:style-name="ce15" office:value-type="float" office:value="5.832">
            <text:p>5.832</text:p>
          </table:table-cell>
          <table:table-cell/>
          <table:table-cell office:value-type="string">
            <text:p>+/- 極限座標 after power up, HOME-to-SWITCH offset</text:p>
          </table:table-cell>
        </table:table-row>
        <table:table-row table:style-name="ro4">
          <table:table-cell office:value-type="string">
            <text:p>JOINT_2 w/o offset</text:p>
          </table:table-cell>
          <table:table-cell table:style-name="ce15" office:value-type="float" office:value="-93">
            <text:p>-93.000</text:p>
          </table:table-cell>
          <table:table-cell table:style-name="ce15" table:formula="of:=[.D37]-[.C36]" office:value-type="float" office:value="-6">
            <text:p>-6.000</text:p>
          </table:table-cell>
          <table:table-cell table:number-columns-repeated="2" table:style-name="ce15" office:value-type="float" office:value="4">
            <text:p>4.000</text:p>
          </table:table-cell>
          <table:table-cell/>
          <table:table-cell office:value-type="string">
            <text:p>稍縮減 +/- 極限的範圍，並設定HOME所在位置的座標</text:p>
          </table:table-cell>
        </table:table-row>
        <table:table-row table:style-name="ro4">
          <table:table-cell office:value-type="string">
            <text:p>JOINT_2 w/ offset</text:p>
          </table:table-cell>
          <table:table-cell table:style-name="ce15" table:formula="of:=[.B37]-[.C37]" office:value-type="float" office:value="-87">
            <text:p>-87.000</text:p>
          </table:table-cell>
          <table:table-cell table:style-name="ce15" table:formula="of:=[.D38] + (([.B37]-[.B36]) + ([.D36]-[.D37]))/2" office:value-type="float" office:value="11.5405">
            <text:p>11.541</text:p>
          </table:table-cell>
          <table:table-cell table:style-name="ce15" table:formula="of:=[.D37]-[.C37]" office:value-type="float" office:value="10">
            <text:p>10.000</text:p>
          </table:table-cell>
          <table:table-cell table:style-name="ce15" table:formula="of:=[.E37]-[.D37]" office:value-type="float" office:value="0">
            <text:p>0.000</text:p>
          </table:table-cell>
          <table:table-cell table:formula="of:=[.D38]-[.B38]" office:value-type="float" office:value="97">
            <text:p>97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5" table:number-columns-repeated="4"/>
          <table:table-cell table:number-columns-repeated="2"/>
        </table:table-row>
        <table:table-row table:style-name="ro3">
          <table:table-cell/>
          <table:table-cell table:style-name="ce13" office:value-type="string">
            <text:p>Z-</text:p>
          </table:table-cell>
          <table:table-cell table:style-name="ce13" office:value-type="string">
            <text:p>HOME</text:p>
          </table:table-cell>
          <table:table-cell table:number-columns-repeated="2" table:style-name="ce13" office:value-type="string">
            <text:p>Z+</text:p>
          </table:table-cell>
          <table:table-cell table:number-columns-repeated="2"/>
        </table:table-row>
        <table:table-row table:style-name="ro4">
          <table:table-cell/>
          <table:table-cell table:style-name="ce15" office:value-type="float" office:value="-100.53">
            <text:p>-100.530</text:p>
          </table:table-cell>
          <table:table-cell table:style-name="ce15" office:value-type="float" office:value="0">
            <text:p>0.000</text:p>
          </table:table-cell>
          <table:table-cell table:number-columns-repeated="2" table:style-name="ce15" office:value-type="float" office:value="0.35">
            <text:p>0.350</text:p>
          </table:table-cell>
          <table:table-cell/>
          <table:table-cell office:value-type="string">
            <text:p>HOME_OFFSET 設為0時的 +/- 極限座標</text:p>
          </table:table-cell>
        </table:table-row>
        <table:table-row table:style-name="ro4">
          <table:table-cell/>
          <table:table-cell table:style-name="ce15" office:value-type="float" office:value="-100">
            <text:p>-100.000</text:p>
          </table:table-cell>
          <table:table-cell table:style-name="ce15" table:formula="of:=([.B42]+[.D42])/2" office:value-type="float" office:value="-50">
            <text:p>-50.000</text:p>
          </table:table-cell>
          <table:table-cell table:number-columns-repeated="2" table:style-name="ce15" office:value-type="float" office:value="0">
            <text:p>0.000</text:p>
          </table:table-cell>
          <table:table-cell/>
          <table:table-cell office:value-type="string">
            <text:p>稍縮減 +/- 極限的範圍，計算中點座標</text:p>
          </table:table-cell>
        </table:table-row>
        <table:table-row table:style-name="ro4">
          <table:table-cell/>
          <table:table-cell table:style-name="ce15" table:formula="of:=[.B42]-[.C42]" office:value-type="float" office:value="-50">
            <text:p>-50.000</text:p>
          </table:table-cell>
          <table:table-cell table:style-name="ce15" table:formula="of:=-[.C42]" office:value-type="float" office:value="50">
            <text:p>50.000</text:p>
          </table:table-cell>
          <table:table-cell table:style-name="ce15" table:formula="of:=[.D42]-[.C42]" office:value-type="float" office:value="50">
            <text:p>50.000</text:p>
          </table:table-cell>
          <table:table-cell table:style-name="ce15" table:formula="of:=[.E42]-[.D42]" office:value-type="float" office:value="0">
            <text:p>0.000</text:p>
          </table:table-cell>
          <table:table-cell table:formula="of:=[.D43]-[.B43]" office:value-type="float" office:value="100">
            <text:p>100</text:p>
          </table:table-cell>
          <table:table-cell office:value-type="string">
            <text:p>中點座標為 0 時的 HOME_OFFSET 數值</text:p>
          </table:table-cell>
        </table:table-row>
        <table:table-row table:style-name="ro3">
          <table:table-cell table:number-columns-repeated="2"/>
          <table:table-cell table:style-name="ce13" office:value-type="string">
            <text:p>HOME_OFFSET</text:p>
          </table:table-cell>
          <table:table-cell table:number-columns-repeated="4"/>
        </table:table-row>
        <table:table-row table:style-name="ro3" table:number-rows-repeated="104853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ECH_SPEC_INCH" table:style-name="ta1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number-columns-repeated="1020" table:default-cell-style-name="Default"/>
        <table:table-row table:style-name="ro1">
          <table:table-cell table:style-name="ce17" office:value-type="string">
            <text:p>分類</text:p>
          </table:table-cell>
          <table:table-cell table:style-name="ce21" office:value-type="string">
            <text:p>項目</text:p>
          </table:table-cell>
          <table:table-cell table:style-name="ce21" office:value-type="string">
            <text:p>數值</text:p>
          </table:table-cell>
          <table:table-cell table:style-name="ce26" office:value-type="string">
            <text:p>單位</text:p>
          </table:table-cell>
          <table:table-cell table:style-name="ce11" table:number-columns-repeated="1020"/>
        </table:table-row>
        <table:table-row table:style-name="ro2">
          <table:table-cell table:style-name="ce18"/>
          <table:table-cell table:style-name="ce22" office:value-type="string">
            <text:p>X軸長</text:p>
          </table:table-cell>
          <table:table-cell table:style-name="ce22" table:formula="of:=0.0394*[MECH_SPEC.C2]" office:value-type="float" office:value="0">
            <text:p>#VALUE!</text:p>
          </table:table-cell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18"/>
          <table:table-cell table:style-name="ce22" office:value-type="string">
            <text:p>Y軸長</text:p>
          </table:table-cell>
          <table:table-cell table:style-name="ce22" table:formula="of:=0.0394*[MECH_SPEC.C3]" office:value-type="float" office:value="47.28">
            <text:p>47.28</text:p>
          </table:table-cell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18"/>
          <table:table-cell table:style-name="ce22" office:value-type="string">
            <text:p>A軸工作半徑MAX</text:p>
          </table:table-cell>
          <table:table-cell table:style-name="ce22" table:formula="of:=0.0394*[MECH_SPEC.C4]" office:value-type="float" office:value="2.955">
            <text:p>2.96</text:p>
          </table:table-cell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 table:style-name="ce18" office:value-type="string">
            <text:p>[TRAJ].HOME</text:p>
          </table:table-cell>
          <table:table-cell table:style-name="ce22" office:value-type="string">
            <text:p>X</text:p>
          </table:table-cell>
          <table:table-cell table:style-name="ce22" office:value-type="float" office:value="0">
            <text:p>0</text:p>
          </table:table-cell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Y</text:p>
          </table:table-cell>
          <table:table-cell table:style-name="ce22" office:value-type="float" office:value="0">
            <text:p>0</text:p>
          </table:table-cell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A</text:p>
          </table:table-cell>
          <table:table-cell table:style-name="ce22" office:value-type="float" office:value="0">
            <text:p>0</text:p>
          </table:table-cell>
          <table:table-cell table:style-name="ce27" office:value-type="string">
            <text:p>deg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3"/>
          <table:table-cell table:style-name="ce23" table:formula="of:=PI()" office:value-type="float" office:value="3.14159265358979">
            <text:p>3.14</text:p>
          </table:table-cell>
          <table:table-cell table:style-name="ce28"/>
          <table:table-cell table:style-name="ce11" table:number-columns-repeated="1020"/>
        </table:table-row>
        <table:table-row table:style-name="ro2">
          <table:table-cell table:style-name="ce18" office:value-type="string">
            <text:p>X軸</text:p>
          </table:table-cell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減速比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每轉行程</text:p>
          </table:table-cell>
          <table:table-cell table:style-name="ce22" table:formula="of:=0.0394*[MECH_SPEC.C13]" office:value-type="float" office:value="0.0788">
            <text:p>0.08</text:p>
          </table:table-cell>
          <table:table-cell table:style-name="ce27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分割數</text:p>
          </table:table-cell>
          <table:table-cell table:style-name="ce22" office:value-type="float" office:value="10000">
            <text:p>10000</text:p>
          </table:table-cell>
          <table:table-cell table:style-name="ce27" office:value-type="string">
            <text:p>pulse / rev.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8"/>
          <table:table-cell table:style-name="ce22" office:value-type="string">
            <text:p>正極限</text:p>
          </table:table-cell>
          <table:table-cell table:style-name="ce22"/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負極限</text:p>
          </table:table-cell>
          <table:table-cell table:style-name="ce22"/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2">
          <table:table-cell table:style-name="ce18" office:value-type="string">
            <text:p>Y軸</text:p>
          </table:table-cell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減速比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每轉行程</text:p>
          </table:table-cell>
          <table:table-cell table:style-name="ce22" table:formula="of:=0.0394*[MECH_SPEC.C20]" office:value-type="float" office:value="0.0788">
            <text:p>0.08</text:p>
          </table:table-cell>
          <table:table-cell table:style-name="ce27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分割數</text:p>
          </table:table-cell>
          <table:table-cell table:style-name="ce22" office:value-type="float" office:value="10000">
            <text:p>10000</text:p>
          </table:table-cell>
          <table:table-cell table:style-name="ce27" office:value-type="string">
            <text:p>pulse / rev.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8"/>
          <table:table-cell table:style-name="ce22" office:value-type="string">
            <text:p>正極限</text:p>
          </table:table-cell>
          <table:table-cell table:style-name="ce22"/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負極限</text:p>
          </table:table-cell>
          <table:table-cell table:style-name="ce22"/>
          <table:table-cell table:style-name="ce27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2">
          <table:table-cell table:style-name="ce18" office:value-type="string">
            <text:p>A軸</text:p>
          </table:table-cell>
          <table:table-cell table:style-name="ce22" table:number-columns-repeated="2"/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減速比</text:p>
          </table:table-cell>
          <table:table-cell table:style-name="ce25" office:value-type="float" office:value="1">
            <text:p>1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每轉行程</text:p>
          </table:table-cell>
          <table:table-cell table:style-name="ce22" office:value-type="float" office:value="360">
            <text:p>360</text:p>
          </table:table-cell>
          <table:table-cell table:style-name="ce27" office:value-type="string">
            <text:p>deg/rev.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馬達分割數</text:p>
          </table:table-cell>
          <table:table-cell table:style-name="ce22" table:formula="of:=2^20" office:value-type="float" office:value="1048576">
            <text:p>1048576</text:p>
          </table:table-cell>
          <table:table-cell table:style-name="ce27" office:value-type="string">
            <text:p>pulse/rev.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2" office:value-type="string">
            <text:p>正極限</text:p>
          </table:table-cell>
          <table:table-cell table:style-name="ce22" office:value-type="string">
            <text:p>無限</text:p>
          </table:table-cell>
          <table:table-cell table:style-name="ce27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20"/>
          <table:table-cell table:style-name="ce24" office:value-type="string">
            <text:p>負極限</text:p>
          </table:table-cell>
          <table:table-cell table:style-name="ce24" office:value-type="string">
            <text:p>無限</text:p>
          </table:table-cell>
          <table:table-cell table:style-name="ce29" office:value-type="string">
            <text:p>度</text:p>
          </table:table-cell>
          <table:table-cell table:number-columns-repeated="1020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_inch.ini" table:style-name="ta1" table:print="false">
        <table:table-column table:style-name="co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default-cell-style-name="Default"/>
        <table:table-row table:style-name="ro5">
          <table:table-cell/>
          <table:table-cell office:value-type="string">
            <text:p>AXIS_X</text:p>
          </table:table-cell>
          <table:table-cell office:value-type="string">
            <text:p>AXIS_1</text:p>
          </table:table-cell>
          <table:table-cell office:value-type="string">
            <text:p>AXIS_3</text:p>
          </table:table-cell>
          <table:table-cell office:value-type="string">
            <text:p>Pulse_limit</text:p>
          </table:table-cell>
        </table:table-row>
        <table:table-row table:style-name="ro5">
          <table:table-cell office:value-type="string">
            <text:p>max pulse per sec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table:formula="of:=1000/0.65536*8192" office:value-type="float" office:value="12500000">
            <text:p>12500000</text:p>
          </table:table-cell>
        </table:table-row>
        <table:table-row table:style-name="ro5">
          <table:table-cell office:value-type="string">
            <text:p>pulse per rev</text:p>
          </table:table-cell>
          <table:table-cell table:number-columns-repeated="2" office:value-type="float" office:value="10000">
            <text:p>10000</text:p>
          </table:table-cell>
          <table:table-cell table:formula="of:=1048576" office:value-type="float" office:value="1048576">
            <text:p>1048576</text:p>
          </table:table-cell>
          <table:table-cell office:value-type="string">
            <text:p>step_len (ns)</text:p>
          </table:table-cell>
        </table:table-row>
        <table:table-row table:style-name="ro5">
          <table:table-cell office:value-type="string">
            <text:p>gear ratio</text:p>
          </table:table-cell>
          <table:table-cell table:number-columns-repeated="2"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formula="of:=10^9/[.E2]" office:value-type="float" office:value="80">
            <text:p>80</text:p>
          </table:table-cell>
        </table:table-row>
        <table:table-row table:style-name="ro5">
          <table:table-cell office:value-type="string">
            <text:p>unit per rev</text:p>
          </table:table-cell>
          <table:table-cell table:formula="of:=[MECH_SPEC_INCH.C13]" office:value-type="float" office:value="0.0788">
            <text:p>0.08</text:p>
          </table:table-cell>
          <table:table-cell table:formula="of:=[MECH_SPEC_INCH.C20]" office:value-type="float" office:value="0.0788">
            <text:p>0.08</text:p>
          </table:table-cell>
          <table:table-cell table:formula="of:=[MECH_SPEC.C28]" office:value-type="float" office:value="50000">
            <text:p>50000</text:p>
          </table:table-cell>
          <table:table-cell/>
        </table:table-row>
        <table:table-row table:style-name="ro6">
          <table:table-cell/>
          <table:table-cell office:value-type="string">
            <text:p>J2S 的脈波不能到1M, 會ALARM</text:p>
          </table:table-cell>
          <table:table-cell table:number-columns-repeated="3"/>
        </table:table-row>
        <table:table-row table:style-name="ro5">
          <table:table-cell office:value-type="string">
            <text:p>INPUT_SCALE</text:p>
          </table:table-cell>
          <table:table-cell table:style-name="ce14" table:formula="of:=[.B3]/([.B5]/[.B4])" office:value-type="float" office:value="126903.553299492">
            <text:p>126903.55330</text:p>
          </table:table-cell>
          <table:table-cell table:style-name="ce14" table:formula="of:=[.C3]/([.C5]/[.C4])" office:value-type="float" office:value="126903.553299492">
            <text:p>126903.55330</text:p>
          </table:table-cell>
          <table:table-cell table:style-name="ce14" table:formula="of:=[.D3]/([.D5]/[.D4])" office:value-type="float" office:value="20.97152">
            <text:p>20.97152</text:p>
          </table:table-cell>
          <table:table-cell/>
        </table:table-row>
        <table:table-row table:style-name="ro5">
          <table:table-cell office:value-type="string">
            <text:p>MAX_VELOCITY</text:p>
          </table:table-cell>
          <table:table-cell table:formula="of:=[.B2]/[.B7]" office:value-type="float" office:value="3.94">
            <text:p>3.94</text:p>
          </table:table-cell>
          <table:table-cell table:formula="of:=[.C2]/[.C7]" office:value-type="float" office:value="7.88">
            <text:p>7.88</text:p>
          </table:table-cell>
          <table:table-cell table:formula="of:=[.D2]/[.D7]" office:value-type="float" office:value="190734.86328125">
            <text:p>190734.86</text:p>
          </table:table-cell>
          <table:table-cell/>
        </table:table-row>
        <table:table-row table:style-name="ro5">
          <table:table-cell office:value-type="string">
            <text:p>機構速度上限</text:p>
          </table:table-cell>
          <table:table-cell table:formula="of:=0.0394*['emc2.ini'.B9]" office:value-type="float" office:value="3.94">
            <text:p>3.94</text:p>
          </table:table-cell>
          <table:table-cell table:formula="of:=0.0394*['emc2.ini'.C9]" office:value-type="float" office:value="1.576">
            <text:p>1.58</text:p>
          </table:table-cell>
          <table:table-cell table:formula="of:=350/60" office:value-type="float" office:value="5.83333333333333">
            <text:p>5.83</text:p>
          </table:table-cell>
          <table:table-cell office:value-type="string">
            <text:p>rps</text:p>
          </table:table-cell>
        </table:table-row>
        <table:table-row table:style-name="ro5">
          <table:table-cell office:value-type="string">
            <text:p>MAX_ACCEL</text:p>
          </table:table-cell>
          <table:table-cell table:formula="of:=0.0394*['emc2.ini'.B10]" office:value-type="float" office:value="1.379">
            <text:p>1.38</text:p>
          </table:table-cell>
          <table:table-cell table:formula="of:=0.0394*['emc2.ini'.C10]" office:value-type="float" office:value="1.379">
            <text:p>1.38</text:p>
          </table:table-cell>
          <table:table-cell office:value-type="float" office:value="0.583">
            <text:p>0.58</text:p>
          </table:table-cell>
          <table:table-cell/>
        </table:table-row>
        <table:table-row table:style-name="ro5">
          <table:table-cell office:value-type="string">
            <text:p>MAX_JERK</text:p>
          </table:table-cell>
          <table:table-cell table:formula="of:=0.0394*['emc2.ini'.B11]" office:value-type="float" office:value="6.895">
            <text:p>6.9</text:p>
          </table:table-cell>
          <table:table-cell table:formula="of:=0.0394*['emc2.ini'.C11]" office:value-type="float" office:value="6.895">
            <text:p>6.9</text:p>
          </table:table-cell>
          <table:table-cell table:number-columns-repeated="2"/>
        </table:table-row>
        <table:table-row table:style-name="ro5">
          <table:table-cell table:number-columns-repeated="5"/>
        </table:table-row>
        <table:table-row table:style-name="ro5">
          <table:table-cell office:value-type="string">
            <text:p>HOMING_VEL</text:p>
          </table:table-cell>
          <table:table-cell table:formula="of:=['emc2.ini'.B13]*0.0394" office:value-type="float" office:value="0">
            <text:p>0</text:p>
          </table:table-cell>
          <table:table-cell table:formula="of:=['emc2.ini'.C13]*0.0394" office:value-type="float" office:value="0">
            <text:p>0</text:p>
          </table:table-cell>
          <table:table-cell table:formula="of:=['emc2.ini'.D13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OMING_PPS</text:p>
          </table:table-cell>
          <table:table-cell table:formula="of:=[.B13]*[.B7]" office:value-type="float" office:value="0">
            <text:p>0</text:p>
          </table:table-cell>
          <table:table-cell table:formula="of:=[.C13]*[.C7]" office:value-type="float" office:value="0">
            <text:p>0</text:p>
          </table:table-cell>
          <table:table-cell table:formula="of:=[.D13]*[.D7]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HOMING_T(ns)</text:p>
          </table:table-cell>
          <table:table-cell table:formula="of:=1000000000/[.B14]" office:value-type="float" office:value="0">
            <text:p>#DIV/0!</text:p>
          </table:table-cell>
          <table:table-cell table:formula="of:=1000000000/[.C14]" office:value-type="float" office:value="0">
            <text:p>#DIV/0!</text:p>
          </table:table-cell>
          <table:table-cell table:formula="of:=1000000000/[.D14]" office:value-type="float" office:value="0">
            <text:p>#DIV/0!</text:p>
          </table:table-cell>
          <table:table-cell/>
        </table:table-row>
        <table:table-row table:style-name="ro6">
          <table:table-cell office:value-type="string">
            <text:p>SPI_DIO 更新週期條件：HOMING_T &gt; 2*SPI_DIO_T</text:p>
          </table:table-cell>
          <table:table-cell table:number-columns-repeated="4"/>
        </table:table-row>
        <table:table-row table:style-name="ro5">
          <table:table-cell office:value-type="string">
            <text:p>SPI_DIO_T(ns)</text:p>
          </table:table-cell>
          <table:table-cell table:formula="of:=40*([.B18]+1)*2*35" office:value-type="float" office:value="11200">
            <text:p>11200</text:p>
          </table:table-cell>
          <table:table-cell table:formula="of:=40*([.C18]+1)*2*35" office:value-type="float" office:value="11200">
            <text:p>11200</text:p>
          </table:table-cell>
          <table:table-cell table:formula="of:=40*([.D18]+1)*2*35" office:value-type="float" office:value="11200">
            <text:p>11200</text:p>
          </table:table-cell>
          <table:table-cell/>
        </table:table-row>
        <table:table-row table:style-name="ro5">
          <table:table-cell office:value-type="string">
            <text:p>SPI_SCK_DIV</text:p>
          </table:table-cell>
          <table:table-cell table:number-columns-repeated="3"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SPI_SCK_F (MHz)</text:p>
          </table:table-cell>
          <table:table-cell table:formula="of:=1000/(40*([.B18]+1)*2)" office:value-type="float" office:value="3.125">
            <text:p>3.13</text:p>
          </table:table-cell>
          <table:table-cell table:formula="of:=1000/(40*([.C18]+1)*2)" office:value-type="float" office:value="3.125">
            <text:p>3.13</text:p>
          </table:table-cell>
          <table:table-cell table:formula="of:=1000/(40*([.D18]+1)*2)" office:value-type="float" office:value="3.125">
            <text:p>3.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WenQuanYi Micro Hei" svg:font-family="'WenQuanYi Micro Hei'" style:font-family-generic="swiss" style:font-pitch="variable"/>
    <style:font-face style:name="DejaVu Sans2" svg:font-family="'DejaVu San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9" number:min-integer-digits="1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">
      <style:text-properties fo:color="#ff0000"/>
      <number:text>-$</number:text>
      <number:number number:decimal-places="2" number:min-integer-digits="1" number:grouping="true"/>
      <style:map style:condition="value()&gt;=0" style:apply-style-name="N136P0"/>
    </number:number-style>
    <number:number-style style:name="N138P0" style:volatile="true">
      <number:text>US$</number:text>
      <number:number number:decimal-places="0" number:min-integer-digits="1" number:grouping="true"/>
      <number:text> </number:text>
    </number:number-style>
    <number:number-style style:name="N138">
      <number:text>(US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US$</number:text>
      <number:number number:decimal-places="2" number:min-integer-digits="1" number:grouping="true"/>
      <number:text> </number:text>
    </number:number-style>
    <number:number-style style:name="N141">
      <number:text>(US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-$</number:text>
      <number:number number:decimal-places="2" number:min-integer-digits="1" number:grouping="true"/>
      <number:text> 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￥</number:text>
      <number:number number:decimal-places="0" number:min-integer-digits="1" number:grouping="true"/>
    </number:number-style>
    <number:number-style style:name="N160">
      <number:text>￥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￥</number:text>
      <number:number number:decimal-places="0" number:min-integer-digits="1" number:grouping="true"/>
    </number:number-style>
    <number:number-style style:name="N161">
      <style:text-properties fo:color="#ff0000"/>
      <number:text>￥-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￥</number:text>
      <number:number number:decimal-places="2" number:min-integer-digits="1" number:grouping="true"/>
    </number:number-style>
    <number:number-style style:name="N163">
      <number:text>￥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￥</number:text>
      <number:number number:decimal-places="2" number:min-integer-digits="1" number:grouping="true"/>
    </number:number-style>
    <number:number-style style:name="N164">
      <style:text-properties fo:color="#ff0000"/>
      <number:text>￥-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￥</number:text>
      <number:number number:decimal-places="0" number:min-integer-digits="1" number:grouping="true"/>
      <number:text> </number:text>
    </number:number-style>
    <number:number-style style:name="N170P1" style:volatile="true">
      <number:text> ￥-</number:text>
      <number:number number:decimal-places="0" number:min-integer-digits="1" number:grouping="true"/>
      <number:text> </number:text>
    </number:number-style>
    <number:number-style style:name="N170P2" style:volatile="true">
      <number:text> ￥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￥</number:text>
      <number:number number:decimal-places="2" number:min-integer-digits="1" number:grouping="true"/>
      <number:text> </number:text>
    </number:number-style>
    <number:number-style style:name="N176P1" style:volatile="true">
      <number:text> ￥-</number:text>
      <number:number number:decimal-places="2" number:min-integer-digits="1" number:grouping="true"/>
      <number:text> </number:text>
    </number:number-style>
    <number:number-style style:name="N176P2" style:volatile="true">
      <number:text> ￥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3" number:min-integer-digits="1"/>
    </number:number-style>
    <number:date-style style:name="N5119" number:language="zh" number:country="TW">
      <number:day/>
      <number:text>-</number:text>
      <number:month number:textual="true"/>
      <number:text>-</number:text>
      <number:year/>
    </number:date-style>
    <number:date-style style:name="N5120" number:language="zh" number:country="TW">
      <number:day/>
      <number:text>-</number:text>
      <number:month number:textual="true"/>
    </number:date-style>
    <number:date-style style:name="N5121" number:language="zh" number:country="TW">
      <number:month number:textual="true"/>
      <number:text>-</number:text>
      <number:year/>
    </number:date-style>
    <number:time-style style:name="N5122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3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4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6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6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7P0" style:volatile="true" number:language="zh" number:country="TW">
      <number:text>$</number:text>
      <number:number number:decimal-places="0" number:min-integer-digits="1" number:grouping="true"/>
    </number:number-style>
    <number:number-style style:name="N5137" number:language="zh" number:country="TW">
      <number:text>-$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text>$</number:text>
      <number:number number:decimal-places="0" number:min-integer-digits="1" number:grouping="true"/>
    </number:number-style>
    <number:number-style style:name="N5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8P0"/>
    </number:number-style>
    <number:number-style style:name="N5140P0" style:volatile="true" number:language="zh" number:country="TW">
      <number:text>$</number:text>
      <number:number number:decimal-places="2" number:min-integer-digits="1" number:grouping="true"/>
    </number:number-style>
    <number:number-style style:name="N5140" number:language="zh" number:country="TW">
      <number:text>-$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TW">
      <number:text>$</number:text>
      <number:number number:decimal-places="2" number:min-integer-digits="1" number:grouping="true"/>
    </number:number-style>
    <number:number-style style:name="N5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4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Yishin Li</meta:initial-creator>
    <meta:creation-date>2009-08-17T21:05:58</meta:creation-date>
    <dc:creator>ddtrng </dc:creator>
    <dc:date>2013-03-07T18:11:36</dc:date>
    <meta:editing-cycles>93</meta:editing-cycles>
    <meta:editing-duration>P4DT13H35M49S</meta:editing-duration>
    <meta:document-statistic meta:table-count="4" meta:cell-count="415" meta:object-count="0"/>
    <meta:user-defined meta:name="Info 1"/>
    <meta:user-defined meta:name="Info 2"/>
    <meta:user-defined meta:name="Info 3"/>
    <meta:user-defined meta:name="Info 4"/>
  </office:meta>
</office:document-meta>
</file>